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9:list.C60" table:on-update-keep-styles="true" table:on-update-keep-size="false"/>
        <table:database-range table:name="__Anonymous_Sheet_DB__0" table:target-range-address="list.B2:list.H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18:25:33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18:27:02.967000000</dc:date>
    <meta:editing-duration>PT9H32M9S</meta:editing-duration>
    <meta:editing-cycles>202</meta:editing-cycles>
    <meta:document-statistic meta:table-count="1" meta:cell-count="59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